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PAZA, JAIME FELI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33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ILLAFUERTE ROJAS, YOSHEP JULM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735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25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. ROJOS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RANCES NEGRO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03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